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1.3</text:p>
          </table:table-cell>
          <table:table-cell table:style-name="ce20" office:value-type="string" calcext:value-type="string">
            <text:p>N (redesigned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1:43:07.370506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6T11:47:38.173194648</dc:date>
    <meta:editing-duration>PT12H42M31S</meta:editing-duration>
    <meta:editing-cycles>84</meta:editing-cycles>
    <meta:generator>LibreOffice/5.0.4.2$Linux_X86_64 LibreOffice_project/2b9802c1994aa0b7dc6079e128979269cf95bc78</meta:generator>
    <meta:document-statistic meta:table-count="2" meta:cell-count="275" meta:object-count="0"/>
  </office:meta>
</office:document-meta>
</file>